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5d3b" officeooo:paragraph-rsid="00185d3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6pt" fo:font-weight="bold" officeooo:rsid="001e8fac" officeooo:paragraph-rsid="001e8fa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e8fac" officeooo:paragraph-rsid="001e8fa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85d3b" officeooo:paragraph-rsid="0019b60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85d3b" officeooo:paragraph-rsid="0019b60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b60e" officeooo:paragraph-rsid="0019b60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e8fac" officeooo:paragraph-rsid="001e8fa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b60e" officeooo:paragraph-rsid="001e670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normal" officeooo:rsid="0019b60e" officeooo:paragraph-rsid="002d61f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b60e" officeooo:paragraph-rsid="002d61f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e8fac" officeooo:paragraph-rsid="001f95b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8fac" officeooo:paragraph-rsid="002545d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e8fac" officeooo:paragraph-rsid="0026f0c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weight="normal" officeooo:rsid="001e8fac" officeooo:paragraph-rsid="0033d5b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e8fac" officeooo:paragraph-rsid="0033d5b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3d5bb" officeooo:paragraph-rsid="0033d5b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size="12pt" fo:font-weight="normal" officeooo:rsid="00372df1" officeooo:paragraph-rsid="00372df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72df1" officeooo:paragraph-rsid="00372df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72df1" officeooo:paragraph-rsid="0038261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19b60e" officeooo:paragraph-rsid="0019b60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6fd0" style:font-weight-asian="normal" style:font-weight-complex="normal"/>
    </style:style>
    <style:style style:name="T3" style:family="text">
      <style:text-properties fo:font-weight="normal" officeooo:rsid="0019b60e" style:font-weight-asian="normal" style:font-weight-complex="normal"/>
    </style:style>
    <style:style style:name="T4" style:family="text">
      <style:text-properties fo:font-weight="normal" officeooo:rsid="002d61fa" style:font-weight-asian="normal" style:font-weight-complex="normal"/>
    </style:style>
    <style:style style:name="T5" style:family="text">
      <style:text-properties officeooo:rsid="00186fd0"/>
    </style:style>
    <style:style style:name="T6" style:family="text">
      <style:text-properties officeooo:rsid="0019b60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aeab" style:font-weight-asian="bold" style:font-weight-complex="bold"/>
    </style:style>
    <style:style style:name="T9" style:family="text">
      <style:text-properties fo:font-weight="bold" officeooo:rsid="001e6703" style:font-weight-asian="bold" style:font-weight-complex="bold"/>
    </style:style>
    <style:style style:name="T10" style:family="text">
      <style:text-properties fo:font-weight="bold" officeooo:rsid="001f95b1" style:font-weight-asian="bold" style:font-weight-complex="bold"/>
    </style:style>
    <style:style style:name="T11" style:family="text">
      <style:text-properties fo:font-weight="bold" officeooo:rsid="002090cc" style:font-weight-asian="bold" style:font-weight-complex="bold"/>
    </style:style>
    <style:style style:name="T12" style:family="text">
      <style:text-properties fo:font-weight="bold" officeooo:rsid="00225578" style:font-weight-asian="bold" style:font-weight-complex="bold"/>
    </style:style>
    <style:style style:name="T13" style:family="text">
      <style:text-properties fo:font-weight="bold" officeooo:rsid="00239c16" style:font-weight-asian="bold" style:font-weight-complex="bold"/>
    </style:style>
    <style:style style:name="T14" style:family="text">
      <style:text-properties fo:font-weight="bold" officeooo:rsid="00250c83" style:font-weight-asian="bold" style:font-weight-complex="bold"/>
    </style:style>
    <style:style style:name="T15" style:family="text">
      <style:text-properties fo:font-weight="bold" officeooo:rsid="002545d4" style:font-weight-asian="bold" style:font-weight-complex="bold"/>
    </style:style>
    <style:style style:name="T16" style:family="text">
      <style:text-properties fo:font-weight="bold" officeooo:rsid="0026f0cb" style:font-weight-asian="bold" style:font-weight-complex="bold"/>
    </style:style>
    <style:style style:name="T17" style:family="text">
      <style:text-properties fo:font-weight="bold" officeooo:rsid="002d61fa" style:font-weight-asian="bold" style:font-weight-complex="bold"/>
    </style:style>
    <style:style style:name="T18" style:family="text">
      <style:text-properties fo:font-weight="bold" officeooo:rsid="002f8ea4" style:font-weight-asian="bold" style:font-weight-complex="bold"/>
    </style:style>
    <style:style style:name="T19" style:family="text">
      <style:text-properties fo:font-weight="bold" officeooo:rsid="00382613" style:font-weight-asian="bold" style:font-weight-complex="bold"/>
    </style:style>
    <style:style style:name="T20" style:family="text">
      <style:text-properties fo:font-size="18pt" officeooo:rsid="0019b60e"/>
    </style:style>
    <style:style style:name="T21" style:family="text">
      <style:text-properties officeooo:rsid="001aaeab"/>
    </style:style>
    <style:style style:name="T22" style:family="text">
      <style:text-properties officeooo:rsid="001af85b"/>
    </style:style>
    <style:style style:name="T23" style:family="text">
      <style:text-properties officeooo:rsid="001e6703"/>
    </style:style>
    <style:style style:name="T24" style:family="text">
      <style:text-properties officeooo:rsid="001f95b1"/>
    </style:style>
    <style:style style:name="T25" style:family="text">
      <style:text-properties officeooo:rsid="002090cc"/>
    </style:style>
    <style:style style:name="T26" style:family="text">
      <style:text-properties officeooo:rsid="00225578"/>
    </style:style>
    <style:style style:name="T27" style:family="text">
      <style:text-properties officeooo:rsid="00239c16"/>
    </style:style>
    <style:style style:name="T28" style:family="text">
      <style:text-properties officeooo:rsid="00250c83"/>
    </style:style>
    <style:style style:name="T29" style:family="text">
      <style:text-properties officeooo:rsid="002545d4"/>
    </style:style>
    <style:style style:name="T30" style:family="text">
      <style:text-properties officeooo:rsid="00254f61"/>
    </style:style>
    <style:style style:name="T31" style:family="text">
      <style:text-properties officeooo:rsid="0026f0cb"/>
    </style:style>
    <style:style style:name="T32" style:family="text">
      <style:text-properties officeooo:rsid="002ac1ae"/>
    </style:style>
    <style:style style:name="T33" style:family="text">
      <style:text-properties officeooo:rsid="002d61fa"/>
    </style:style>
    <style:style style:name="T34" style:family="text">
      <style:text-properties officeooo:rsid="002f8ea4"/>
    </style:style>
    <style:style style:name="T35" style:family="text">
      <style:text-properties officeooo:rsid="0031664c"/>
    </style:style>
    <style:style style:name="T36" style:family="text">
      <style:text-properties officeooo:rsid="0033d5bb"/>
    </style:style>
    <style:style style:name="T37" style:family="text">
      <style:text-properties officeooo:rsid="003478c1"/>
    </style:style>
    <style:style style:name="T38" style:family="text">
      <style:text-properties officeooo:rsid="0034b75e"/>
    </style:style>
    <style:style style:name="T39" style:family="text">
      <style:text-properties fo:font-size="14pt" fo:font-weight="bold" officeooo:rsid="00382613" style:font-weight-asian="bold" style:font-weight-complex="bold"/>
    </style:style>
    <style:style style:name="T40" style:family="text">
      <style:text-properties fo:font-size="16pt" fo:font-weight="bold" style:font-weight-asian="bold" style:font-weight-complex="bold"/>
    </style:style>
    <style:style style:name="T41" style:family="text">
      <style:text-properties officeooo:rsid="00381afc"/>
    </style:style>
    <style:style style:name="T42" style:family="text">
      <style:text-properties officeooo:rsid="003826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</text:p>
      <text:p text:style-name="P1"/>
      <text:p text:style-name="P5"><text:span text:style-name="T6">Trochę teorii...</text:span><text:line-break/><text:span text:style-name="T1"><text:line-break/></text:span><text:span text:style-name="T5">Czym jest kubernetes?</text:span><text:span text:style-name="T2"><text:line-break/><text:line-break/>Jest orkiestratorem kontenerów. Jest stowrz</text:span><text:span text:style-name="T4">o</text:span><text:span text:style-name="T2">ny prze</text:span><text:span text:style-name="T4">z</text:span><text:span text:style-name="T2"> goog</text:span><text:span text:style-name="T4">le</text:span><text:span text:style-name="T2">’</text:span><text:span text:style-name="T4">a</text:span><text:span text:style-name="T2">. Pomaga zarządzać apliklacjami które są umieszczone w </text:span><text:span text:style-name="T4">dużej ilości </text:span><text:span text:style-name="T2">konternerów.<text:line-break/>Co rowiązuje kubernetes?<text:line-break/>Razem z rozw</text:span><text:span text:style-name="T4">o</text:span><text:span text:style-name="T2">jem mikroserwisów aplikacje są koneneryzowane w coraz to liczniejszy sposób. </text:span><text:span text:style-name="T3">Aplikacje mogą posiadać nawet 10000 kontenerów a zarządzanie nimi za pomocą skyptów albo pisania osobnych aplikacji do nich może być bardzo uciązliwe albo nawet niemożliwe. Więc kubernetes jest narzędzeniem do zarządania kontenerami.<text:line-break/><text:line-break/>- Kubernetes stwarza sytuacje, że aplikacja nie posaida downtime’u dzięki czemu użytkownicy zawsze mogą korzystać z aplikacji, </text:span><text:span text:style-name="T4">bez koniecznośći zamykania funckonoalnej aplikacji w ramach testowania czy wproawdzania nowych rozwiązań</text:span><text:span text:style-name="T3"><text:line-break/>- Posiada również skalowalnośc aplikacji oraz duzą wydajność – co sprawia, że program jest używany względem ilości użtykoników własnie z niego korzystjaących – coś ala dynamika zarządzania pamięcią siecią etc.<text:line-break/>- autmatyczne backupy infrastruktury, danych etc, przez co zawsze w cięzkich przypdakch kiedy coś się zepsuje możemy wrócić do poprzedniej wersji np 5 h temu. :)</text:span></text:p>
      <text:p text:style-name="P4"><text:span text:style-name="T3"><text:line-break/><text:line-break/></text:span><text:span text:style-name="T20">Architektura kubernetesa</text:span></text:p>
      <text:p text:style-name="P20"/>
      <text:p text:style-name="P6">Cóż znajdziemy w środku tego cudownego narzędzia?<text:line-break/></text:p>
      <text:p text:style-name="P8">Jest stwor<text:span text:style-name="T22">z</text:span>o<text:span text:style-name="T22">n</text:span>y z przynajmniej jednego <text:span text:style-name="T7">master node </text:span><text:span text:style-name="T17">oraz</text:span><text:span text:style-name="T7"> podłączonych do niego node’ów które mają proces “kubelet” na nim. <text:line-break/></text:span>kubelet – to proces kubernetesa, który daje możliwość komunikacji, odpalnia procesów etc dla node’w w klastrze.<text:line-break/><text:span text:style-name="T21">Każdy node (worker node) ma w sobie kontenery zawierające zdeploywowane aplikacje – to jest miejsce w którym działa Twoja aplikacja.<text:line-break/><text:line-break/>Co w takim razie jest ma “master node?<text:line-break/><text:line-break/>Tam są procesy, które są absolutnie poterzbne aby odpalać i zarządzać klasterm, jest tam </text:span><text:span text:style-name="T8">api server</text:span><text:span text:style-name="T21"> który również jest kontenerem jak I entrypointerm klastra kubernetesa. Wszystkie elementy komunikują się z tym procesem : UI, API, skrypty, aut</text:span><text:span text:style-name="T33">o</text:span><text:span text:style-name="T21">matyzjace tehcnologi </text:span><text:span text:style-name="T33">i</text:span><text:span text:style-name="T21"> CLI.<text:line-break/>Innym procesem jest </text:span><text:span text:style-name="T8">controller manager </text:span><text:span text:style-name="T21">– głównie monitoruje wszystko co może być potrzebne do naprawy albo jak jakiś kontener padł etc. coś ala monitoring.<text:line-break/></text:span><text:span text:style-name="T8">Scheduler </text:span><text:span text:style-name="T21">– decyduje o rozplanowaniu podów, kontenerów na node’ach zależnie od workloadu ( nakładu pracy czyli ile ma jeszcze zasobów aby mógł pracować etc ). Inteligetnie zarządza miejscem, obiążeniem zależnie od potrzeb.<text:line-break/></text:span><text:span text:style-name="T8">ETCD Key Value Storage </text:span><text:span text:style-name="T21">– </text:span><text:span text:style-name="T22">przechowuje aktualny stan kubernetesa, posiada w sobie całą kofniguracje danych. Posiada zapis stanu każdego node’a, kontenerów w danych node’ach oraz tworzenie kopii zapasowawych jak i przywracanie danych za pomocą etcd snapshots ( można dzieki niemu przywrócić cały klaster </text:span><text:span text:style-name="T23">)<text:line-break/></text:span></text:p>
      <text:p text:style-name="P9"><text:span text:style-name="T23"><text:line-break/>Jednym jeszcze bardzo ważnym kompnentem jest </text:span><text:span text:style-name="T9">Virtual Network</text:span><text:span text:style-name="T23"> która poazwala na komunikacje między wszystkimi tymi komponenteami wymienionymi wyżej. Pozawala ona na stworzenie jakby jednej maszyny ze wszystkich node’ów – posaida ona sume zużywanych zasobów. Jest ona najbardziej obciązona ponieważ zawiera cała masę kontenerów z aplikacjiami w środku.<text:line-break/>Procesy master node’a nie potrzbują tak dużych zasobów ale bez niego nie jesteśmy w stanie dostać się na klaster.<text:line-break/><text:line-break/>W dobrych praktykach posiada się dwa master node’y ponieważ pozawalają one na podłaczenie się do klastra to raz a dwa jak jeden padnie to może pracować drugi autamtaycznie. Jest to zapasowy master node dla takich syuacji. Przy wielkich projektahc jest ich więcej niż 2.<text:line-break/><text:line-break/></text:span><text:span text:style-name="T33">Reasumująć:<text:line-break/>- API server</text:span></text:p>
      <text:p text:style-name="P10"><text:span text:style-name="T23">- </text:span><text:span text:style-name="T33">Controller manager</text:span></text:p>
      <text:p text:style-name="P10"><text:span text:style-name="T23">- </text:span><text:span text:style-name="T33">Scheduler</text:span></text:p>
      <text:p text:style-name="P10"><text:span text:style-name="T23">- </text:span><text:span text:style-name="T33">ETCD Key Value Storage<text:line-break/>- Virtual Network</text:span><text:span text:style-name="T23"><text:line-break/><text:line-break/></text:span></text:p>
      <text:p text:style-name="P2">Główne komponenty kubernetesa</text:p>
      <text:p text:style-name="P3"/>
      <text:p text:style-name="P7">- Pod<text:line-break/>- Service<text:line-break/>- Ingress<text:line-break/>- ConfigMap<text:line-break/>- Secret<text:line-break/>- Deployment<text:line-break/>- StatefulSet<text:line-break/>- Daemon Set</text:p>
      <text:p text:style-name="P7"/>
      <text:p text:style-name="P11"><text:span text:style-name="T12">1. </text:span><text:span text:style-name="T7">Node </text:span>– jest to wirtualna albo fizyczna maszyna- <text:span text:style-name="T34">serwer</text:span><text:line-break/><text:span text:style-name="T12">2. </text:span><text:span text:style-name="T7">Pod </text:span>- najmniejszy komponent kubernetesa, jest wyższym poziomem abstrakcji od kontenera. Można używać dockera w środku ale również ma własne kontenery na swoim runtime (proc<text:span text:style-name="T34">e</text:span>sie). Przyjęta jest zasada aby używać 1 aplikacji na pod’a. Może posiadać więcej kontenerów ale tylko jak są pomocnicze.<text:line-break/>Każdy pod ( nie kontener!) posiada własny adres IP dzięki Virtual Network, w której się znajduje. Są to adresy wewnętrzne, nie publiczne. Mogą się komunikować między sobą. Kolejną ważna sprawą jest to że <text:span text:style-name="T24">pody </text:span>są ephemeral (ulotne), co znaczy, że mogą łątwo przepaść <text:span text:style-name="T24">poprzez </text:span><text:span text:style-name="T18">u</text:span><text:span text:style-name="T10">trate połaczeni</text:span><text:span text:style-name="T18">a</text:span><text:span text:style-name="T10"> z serwerem</text:span><text:span text:style-name="T24"> i wieloma innymi współczynnikami zewnętrznymi bądź wewnętrznymi. Jeśli w naszym podzie jest baza danych to również ona przepadnie. Aby zapobiec takiej utracie danych </text:span><text:span text:style-name="T34">przez samo połączenie siecowe miedzty podami </text:span><text:span text:style-name="T24">stosuje się kolejny komponent: </text:span><text:span text:style-name="T10">service.<text:line-break/></text:span><text:span text:style-name="T12">3. </text:span><text:span text:style-name="T10">Service – </text:span><text:span text:style-name="T24">jest przypsaniem statycznego/permamentnego adresu IP który może być podłączony do danego poda. Jeśli umiera pod to tracimy dane ale service razem z nim nie współgra w całym lifecycle </text:span><text:span text:style-name="T28">więc</text:span><text:span text:style-name="T24"> </text:span><text:span text:style-name="T28">o</text:span><text:span text:style-name="T24">n zostaje i utrzymuje adres etc. Dzięki temu można utrzymać endpoint na usługe/aplikacje.<text:line-break/><text:line-break/>Jak chcemy aby nasza aplikacja była dostępna przez przeglądarke i żeby nie było stricte dostępu do bazy danych a nasz adres nie wyglądał w stylu: http://192.168.0.1:8080 czy </text:span><text:a xlink:type="simple" xlink:href="http://node/service-ip:port" text:style-name="Internet_20_link" text:visited-style-name="Visited_20_Internet_20_Link"><text:span text:style-name="T24">http://node/service-ip:port</text:span></text:a><text:span text:style-name="T24">, (można tak używać ale do testowania) to używamy kolejnego komponentu kubernetesa czyli: </text:span><text:span text:style-name="T10">Ingress<text:line-break/><text:line-break/></text:span><text:span text:style-name="T12">4. </text:span><text:span text:style-name="T10">Ingress- </text:span><text:span text:style-name="T24">pozwala nam połączyć się do aplikacjy w styl</text:span><text:span text:style-name="T25">u</text:span><text:span text:style-name="T24"> moja-aplikacja.com :). Requesty lecą przez ingressa, który dopiero potem jest forwardowany do danego service.</text:span></text:p>
      <text:p text:style-name="P12"><text:span text:style-name="T10"><text:line-break/></text:span><text:span text:style-name="T25">W konfiguracjach aplikacji znajdują się zazwyczaj URLe endpointów, do bazy etc. Jak wiadomo aplikacje są w kontenerach a je przetrzymują pody potem node etc – reasumująć zmieniajać sam adres/</text:span><text:span text:style-name="T34">e</text:span><text:span text:style-name="T25">ndpoint, trzeba wtedy zrobić nowy deployment, zbudować aplikacje od nowa, wypchnąc do rejestru obrazów, repo etc. Żeby temu zapobiec mamy kolejny komponent kubernetesa: </text:span><text:span text:style-name="T11">ConfigMap<text:line-break/><text:line-break/></text:span><text:span text:style-name="T12">5. </text:span><text:span text:style-name="T11">ConfigMap – </text:span><text:span text:style-name="T25">zawiera on zewnętrzną konfiguracje aplikacji jak:<text:line-break/>- ULRs bazy danych, serwisów które użyawsz w podach kubernetesa - </text:span><text:span text:style-name="T34">reasumując</text:span><text:span text:style-name="T25"> pod posi</text:span><text:span text:style-name="T34">a</text:span><text:span text:style-name="T25">da takie dane jakie są oznaczone w ConfigMapie </text:span><text:span text:style-name="T34">do danego poda, jakby konfiguracje.</text:span><text:span text:style-name="T25"><text:line-break/></text:span><text:span text:style-name="T26">Jeśli chcesz zmienić nazwe to wsytarczy to zmienić w ConfigMapie bez potrzeby przebudowywwania image etc.<text:line-break/><text:line-break/>Jeśli chcielibyśmy zmienić takie wartośći jak enviroment varibales do bazdy danych jak hasło czy username, to moglibysmy to zrobić w ConfigMapie ale jest to całkowicie niebezpieczne działanie więc jest do tego kolejny komponent, który nazywa się </text:span><text:span text:style-name="T12">Secrets<text:line-break/><text:line-break/>6. Secrets – </text:span><text:span text:style-name="T26">jest bardzo podobny do config mapy ale nie jest przechowywany jako tekst a jako base 64 encoded format. Zawiera w rózne credentiale, sekretne dane. Ten for</text:span><text:span text:style-name="T34">mat</text:span><text:span text:style-name="T26"> nie zapewnia pełnego </text:span><text:soft-page-break/><text:span text:style-name="T26">bezpieczeństwa więc używa się programów typu „third-party” czyli dodatkowych spoza obrębu kubernetesa aby jednak takie dane zabepieczyć lepiej. Oczywiscie Secrets może być dołączone do poda/Deploymentu aby użwyać jego danych jako enviromental variable albo jako properties file.<text:line-break/><text:line-break/></text:span><text:span text:style-name="T27">Jeśli chcemy aby nasza baza danych utrzymywała swoje dane mimo zniknięcia/zamknięcia/zabicia poda z róznych powodów to musimy utworzyć takie miejsce które jest kolejnym komponentem kubernetes czyli : </text:span><text:span text:style-name="T13">Volumeny</text:span><text:span text:style-name="T26"><text:line-break/><text:line-break/></text:span><text:span text:style-name="T12">7. Volumen – </text:span><text:span text:style-name="T13">data storage ( baza danych )</text:span><text:span text:style-name="T27"> - działaja w taki sposób że baza danych jest utryzmywana na Twoim lokalnym komputerze, w chmurze czy tam serwerze on-premise: wszystkie opcje są poza klasterm kubernetesa. Jest to swego rodzaju miejsce w pamięci poza całym kubernetesem ale z oznaczonym skonfigurowanym miejscem na zatrzymawanie danych. Więc jak pod wstanie z konfiguracją podanej ściezki do danego storage </text:span><text:span text:style-name="T34">etc</text:span><text:span text:style-name="T27"> to automatycznie dalej czerpie dane.</text:span><text:span text:style-name="T11"><text:line-break/><text:line-break/></text:span><text:span text:style-name="T28">Aby zapobiec utracie połączenia do aplikacji w kubenetes to</text:span><text:span text:style-name="T14"> replikujemy wszystko na wielu serwerach/</text:span><text:span text:style-name="T18">nodeach</text:span><text:span text:style-name="T28"> gdzie wszyskie działają jednocześcnie </text:span><text:span text:style-name="T14">podłączone dalej do Service, </text:span><text:span text:style-name="T28"><text:s/>który jak dobrze wiemy zawiera nasz adres IP i nazwe DNS. Działa również na Nim Load Balancer który w trakcie kiedy wysyłany jest request wybiera instancje naszej repliki, która jest mniej obciążona ruchem aby usprawnić działania po stronie klienta. A teraz skoro już wiemy jak wygląda dalej to czym jest sama replika? Jak się ją tworzy? Jest to dalszy komponent kubernetesa który nazywa się </text:span><text:span text:style-name="T14">Deployment.</text:span><text:span text:style-name="T24"><text:line-break/><text:line-break/></text:span><text:span text:style-name="T15">8</text:span><text:span text:style-name="T29">. </text:span><text:span text:style-name="T14">Deployment –</text:span><text:span text:style-name="T15"> </text:span><text:span text:style-name="T29">jest tak zwanym blueprintem danego poda z aplikacją, konfiguracją która odpowiada za to ile replik chcemy mieć utworzonych. </text:span><text:span text:style-name="T30">Tworzone „pody” z blueprintów są nazywane Deploymentami nie podami, są wyższym poziomem abstrakcji od podów ponieważ określamy tam repliki i są skalowalne w dół czy górę. Głównie w praktyce pracuje się na replikach na których działa wcześniej wymieniony Load Balancer. <text:line-break/><text:line-break/>Tylko co z bazą danych ? Ją się też replikuje ? Niestety </text:span><text:span text:style-name="T31">nie ma możliwości tworzenia repliki bazy danych przez Deployment ponieważ posiada ona pewny stan. Wszystkie pody/deploymenty musiałby sięgąc do jednej bazy jednocześcnie. Potrzbea mechnizmu który zapobiegnie niespójności danych w trakcie ich używania. Przychodzi nam na ratunek kolejny kompenent kubernetes: </text:span><text:span text:style-name="T16">StatefulSet.<text:line-break/></text:span></text:p>
      <text:p text:style-name="P13"><text:span text:style-name="T16">9. StatefulSet – </text:span><text:span text:style-name="T31">jest on przeznaczony dla aplikacji takich jak bazy danych </text:span><text:span text:style-name="T32">(MySQL, Elastic, mongoDB) . Działą jak Deployment, replikuje pody, skaluje oraz zapewnia że r/w są z synchronizwoane więc nie ma problemy z niespójnościa danych.<text:line-break/></text:span><text:span text:style-name="T35">Tworzenie StatefulSet’ów jest bardzo skomplukowane więc często bazy danych są hostowane poza klastrem.</text:span></text:p>
      <text:p text:style-name="P13"/>
      <text:p text:style-name="P14">Konfiguracja kubernetes:<text:line-break/><text:line-break/>Każdy plik konfigurayjny składa się z 3 części.<text:line-break/>1- metadata <text:line-break/>- <text:span text:style-name="T36">w</text:span>esrja api, <text:line-break/>-kind- <text:span text:style-name="T36">(określa co budujemy, czy service, czy deplyment etc)</text:span><text:line-break/>-metadata <text:span text:style-name="T36">(nazwy, labele etc)</text:span></text:p>
      <text:p text:style-name="P15">2- specification <text:span text:style-name="T36">(liczba replik etc)<text:line-break/></text:span><text:line-break/>3- status<text:line-break/></text:p>
      <text:p text:style-name="P16">Jest to odrębna część która komunikuje się z konfiguracją. Jeśli mamy oznaczone, że mamy posiadać dla danego serwsiu etc dwie repliki podów a jest jedna to kubernetes sprawdza „status” który jest sprawdzany na bieżąco i porównuje go z plikiem konfiruacyujnym dzięki czemu cały czas usiłuje utrzymać odpowiednią liczbe replik.<text:line-break/><text:line-break/><text:span text:style-name="T37">Jak dobrze wiemy w master node znajduje się etcd który monitoruje stan wszystkich komponentów w tym „status”. :)<text:line-break/><text:line-break/></text:span><text:span text:style-name="T38">Gdzie powinny się znajdować pliki konfiguracyjne?<text:line-break/>- tam gdzie aplikacja<text:line-break/>- osobne repo<text:line-break/>- będzie częscią IaC ( Infrastructure as a Code)<text:line-break/></text:span></text:p>
      <text:p text:style-name="P17"><text:span text:style-name="T40">Minikube:</text:span><text:line-break/><text:line-break/>Normalna wersja produkcyjna zawiera master node’y i node’y jak dobrze już wiemy. Każde z nich ma osobne zadania, komponenty etc.<text:line-break/><text:line-break/>Jeśli chcemy coś szybko sprawdzać, testować na maszynie lokalnej to musielibyśmy stworzyć osobny klaster, który wymaga dodatkowej mocy sprzętowej, CPU, Memory etc co może być niemożliwe.<text:line-break/></text:p>
      <text:p text:style-name="P18">Do tego słuzy Minikube.<text:line-break/><text:line-break/>Działa on tak, że posiada Master processes i worker processes w jednym node. Posiada pre-instalowany docker.<text:line-break/>Aby komunikowac się z takim node’em dla stworzenia wszystkich komponenetów etc potrzebnych do działania aplikacji potrzeba nam jakiegoś command line aby tworzyć – tym jest <text:span text:style-name="T7">kubectl.<text:line-break/></text:span></text:p>
      <text:p text:style-name="P19">Master process, który jest API Serverem czyli entrypointem klastra jest wstępem do interakcji z nim. Można się komunikowac z nim za pomocą jakiegoś UI, API, CLI (<text:span text:style-name="T7">Kubectl</text:span>)<text:line-break/><text:line-break/><text:span text:style-name="T41">Kubectl to jest CLI do wszystkich rodzajów kubernetesa.</text:span><text:line-break/><text:line-break/><text:span text:style-name="T42">Także aby używać minikube potrzebujemy do tego sterownika:<text:line-break/><text:line-break/></text:span><text:span text:style-name="T39">Instalacja:<text:line-break/><text:line-break/></text:span><text:span text:style-name="T19">Strona główna:<text:line-break/></text:span><text:span text:style-name="T42">https://minikube.sigs.k8s.io/docs/start/<text:line-break/><text:line-break/>Lista sterowników:<text:line-break/>https://minikube.sigs.k8s.io/docs/drivers/<text:line-break/><text:line-break/></text:span><text:span text:style-name="T39">Docker:</text:span><text:span text:style-name="T42"><text:line-break/>https://minikube.sigs.k8s.io/docs/drivers/docker/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06:43:51.312857096</meta:creation-date>
    <dc:date>2022-09-20T20:25:25.377307918</dc:date>
    <meta:editing-duration>PT11H15M2S</meta:editing-duration>
    <meta:editing-cycles>14</meta:editing-cycles>
    <meta:generator>LibreOffice/7.3.6.2$Linux_X86_64 LibreOffice_project/30$Build-2</meta:generator>
    <meta:document-statistic meta:table-count="0" meta:image-count="0" meta:object-count="0" meta:page-count="6" meta:paragraph-count="20" meta:word-count="1565" meta:character-count="10962" meta:non-whitespace-character-count="9351"/>
  </office:meta>
</office:document-meta>
</file>